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ubtitle">
      <style:text-properties style:font-name="Liberation Sans"/>
    </style:style>
    <style:style style:name="P3" style:family="paragraph" style:parent-style-name="Text_20_body">
      <style:text-properties style:font-name="Liberation Sans" officeooo:rsid="004d7433" officeooo:paragraph-rsid="004d7433"/>
    </style:style>
    <style:style style:name="P4" style:family="paragraph" style:parent-style-name="Text_20_body">
      <style:text-properties style:font-name="Liberation Sans" fo:font-weight="normal" officeooo:rsid="0016b253" officeooo:paragraph-rsid="004ceafb" style:font-weight-asian="normal" style:font-weight-complex="normal"/>
    </style:style>
    <style:style style:name="P5" style:family="paragraph" style:parent-style-name="Text_20_body" style:list-style-name="L1">
      <style:text-properties style:font-name="Liberation Sans" fo:font-weight="normal" officeooo:rsid="004d7433" officeooo:paragraph-rsid="004d7433" style:font-weight-asian="normal" style:font-weight-complex="normal"/>
    </style:style>
    <style:style style:name="P6" style:family="paragraph" style:parent-style-name="Text_20_body" style:list-style-name="L1">
      <style:text-properties style:font-name="Liberation Sans" fo:font-weight="normal" officeooo:rsid="001b0967" officeooo:paragraph-rsid="004ceafb" style:font-weight-asian="normal" style:font-weight-complex="normal"/>
    </style:style>
    <style:style style:name="P7" style:family="paragraph" style:parent-style-name="Text_20_body" style:list-style-name="L1">
      <style:text-properties style:font-name="Liberation Sans" fo:font-weight="normal" officeooo:rsid="00236dcf" officeooo:paragraph-rsid="004d7433" style:font-weight-asian="normal" style:font-weight-complex="normal"/>
    </style:style>
    <style:style style:name="P8" style:family="paragraph" style:parent-style-name="Text_20_body" style:list-style-name="L1">
      <style:text-properties style:font-name="Liberation Sans" fo:font-weight="normal" officeooo:rsid="0026ad97" officeooo:paragraph-rsid="004ceafb" style:font-weight-asian="normal" style:font-weight-complex="normal"/>
    </style:style>
    <style:style style:name="P9" style:family="paragraph" style:parent-style-name="Text_20_body">
      <style:text-properties style:font-name="Liberation Sans" officeooo:rsid="001b0967" officeooo:paragraph-rsid="004ceafb"/>
    </style:style>
    <style:style style:name="P10" style:family="paragraph" style:parent-style-name="Text_20_body" style:list-style-name="L1">
      <style:text-properties style:font-name="Liberation Sans" officeooo:rsid="001b0967" officeooo:paragraph-rsid="004ceafb"/>
    </style:style>
    <style:style style:name="P11" style:family="paragraph" style:parent-style-name="Heading_20_1">
      <style:text-properties style:font-name="Liberation Sans"/>
    </style:style>
    <style:style style:name="P12" style:family="paragraph" style:parent-style-name="Heading_20_1">
      <style:text-properties style:font-name="Liberation Sans" officeooo:rsid="003b1533" officeooo:paragraph-rsid="003b1533"/>
    </style:style>
    <style:style style:name="P13" style:family="paragraph" style:parent-style-name="Title">
      <style:text-properties style:font-name="Liberation Sans" officeooo:rsid="004995eb" officeooo:paragraph-rsid="004995eb"/>
    </style:style>
    <style:style style:name="T1" style:family="text">
      <style:text-properties officeooo:rsid="004ceafb"/>
    </style:style>
    <style:style style:name="T2" style:family="text">
      <style:text-properties officeooo:rsid="003772c5"/>
    </style:style>
    <style:style style:name="T3" style:family="text">
      <style:text-properties officeooo:rsid="002a508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4d7433" style:font-weight-asian="normal" style:font-weight-complex="normal"/>
    </style:style>
    <style:style style:name="T6" style:family="text">
      <style:text-properties fo:font-weight="normal" officeooo:rsid="003772c5" style:font-weight-asian="normal" style:font-weight-complex="normal"/>
    </style:style>
    <style:style style:name="T7" style:family="text">
      <style:text-properties fo:font-weight="normal" officeooo:rsid="002a508d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4d7433" style:font-weight-asian="bold" style:font-weight-complex="bold"/>
    </style:style>
    <style:style style:name="T10" style:family="text">
      <style:text-properties style:font-name="Liberation Serif" fo:font-weight="normal" style:font-weight-asian="normal" style:font-weight-complex="normal"/>
    </style:style>
    <style:style style:name="T11" style:family="text">
      <style:text-properties style:font-name="Liberation Serif" fo:font-weight="normal" officeooo:rsid="003772c5" style:font-weight-asian="normal" style:font-weight-complex="normal"/>
    </style:style>
    <style:style style:name="T12" style:family="text">
      <style:text-properties style:font-name="Liberation Serif" fo:font-weight="normal" officeooo:rsid="002a508d" style:font-weight-asian="normal" style:font-weight-complex="normal"/>
    </style:style>
    <style:style style:name="T13" style:family="text">
      <style:text-properties style:font-name="Liberation Serif" officeooo:rsid="002a508d"/>
    </style:style>
    <style:style style:name="T14" style:family="text">
      <style:text-properties officeooo:rsid="004d7433"/>
    </style:style>
    <style:style style:name="T15" style:family="text">
      <style:text-properties officeooo:rsid="004f2a16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3Bucket: <text:span text:style-name="T1">stormobj</text:span>_archive</text:p>
      <text:p text:style-name="P2"><text:date style:data-style-name="N37" text:date-value="2016-09-26T16:57:21.192627581">26/09/16</text:date> </text:p>
      <text:h text:style-name="P12" text:outline-level="1">Summary</text:h>
      <text:p text:style-name="P3">wv_process process a single volume files into a series of image and storm objects which are stored in a single h5 file. This h5 file contains one scan group and n storm groups. <text:span text:style-name="T15">wxradar_stormobj ddb indexes the storm objects, and wxradar_odimh5 ddb indexes scan/overall index</text:span></text:p>
      <text:h text:style-name="P11" text:outline-level="1">Data <text:span text:style-name="T14">Structure</text:span></text:h>
      <text:p text:style-name="P4"><text:span text:style-name="T14">Filename: </text:span><text:span text:style-name="T9">ID_yyyymmdd_HHMMSS.wv</text:span><text:span text:style-name="T8">.h5</text:span></text:p>
      <text:p text:style-name="P9">HDF5 <text:span text:style-name="T5">file containing scan images and subsets from a single volume scan</text:span></text:p>
      <text:list xml:id="list185516365306591579" text:style-name="L1">
        <text:list-item>
          <text:p text:style-name="P5">scan</text:p>
          <text:list>
            <text:list-item>
              <text:p text:style-name="P6">tilt1_refl_img <text:span text:style-name="T3">(int16*10)</text:span></text:p>
            </text:list-item>
            <text:list-item>
              <text:p text:style-name="P6">tilt2_refl_img <text:span text:style-name="T3">(int16*10)</text:span></text:p>
            </text:list-item>
            <text:list-item>
              <text:p text:style-name="P6">tilt1_vel_img <text:span text:style-name="T3">(int16*10)</text:span></text:p>
            </text:list-item>
            <text:list-item>
              <text:p text:style-name="P6">tilt2_vel_img <text:span text:style-name="T3">(int16*10)</text:span></text:p>
            </text:list-item>
          </text:list>
        </text:list-item>
        <text:list-item>
          <text:p text:style-name="P5">subset_id</text:p>
          <text:list>
            <text:list-item>
              <text:p text:style-name="P7">refl_<text:span text:style-name="T2">vol</text:span> (<text:span text:style-name="T3">int16*10</text:span>)</text:p>
            </text:list-item>
            <text:list-item>
              <text:p text:style-name="P7">vel_<text:span text:style-name="T2">vol</text:span> (<text:span text:style-name="T3">int16*10</text:span>)</text:p>
            </text:list-item>
            <text:list-item>
              <text:p text:style-name="P7">top_h_grid (<text:span text:style-name="T3">uint16*10</text:span>)</text:p>
            </text:list-item>
            <text:list-item>
              <text:p text:style-name="P7">sts_h_grid (<text:span text:style-name="T3">uint16*10</text:span>)</text:p>
            </text:list-item>
            <text:list-item>
              <text:p text:style-name="P7">MESH_grid (<text:span text:style-name="T3">uint16*10</text:span>)</text:p>
            </text:list-item>
            <text:list-item>
              <text:p text:style-name="P7">POSH_grid (<text:span text:style-name="T3">uint16*10</text:span>)</text:p>
            </text:list-item>
            <text:list-item>
              <text:p text:style-name="P7">max_dbz_grid (<text:span text:style-name="T3">uint16*10</text:span>)</text:p>
            </text:list-item>
            <text:list-item>
              <text:p text:style-name="P7">vil_grid (<text:span text:style-name="T3">uint16*10</text:span>)</text:p>
            </text:list-item>
          </text:list>
        </text:list-item>
        <text:list-item>
          <text:p text:style-name="P8">atts</text:p>
          <text:list>
            <text:list-item>
              <text:p text:style-name="P6">img_<text:span text:style-name="T2">max</text:span>_lat <text:span text:style-name="T3">int32(lat*1000)</text:span></text:p>
            </text:list-item>
            <text:list-item>
              <text:p text:style-name="P6">img_<text:span text:style-name="T2">min</text:span>_l<text:span text:style-name="T2">at</text:span> <text:span text:style-name="T3">int32(lon*1000)</text:span></text:p>
            </text:list-item>
            <text:list-item>
              <text:p text:style-name="P6">img_<text:span text:style-name="T2">max</text:span>_l<text:span text:style-name="T2">on</text:span> <text:span text:style-name="T3">int32(lat*1000)</text:span></text:p>
            </text:list-item>
            <text:list-item>
              <text:p text:style-name="P10"><text:soft-page-break/><text:span text:style-name="T4">img_</text:span><text:span text:style-name="T6">min</text:span><text:span text:style-name="T4">_lon </text:span><text:span text:style-name="T7">int32(lon*1000)</text:span></text:p>
            </text:list-item>
            <text:list-item>
              <text:p text:style-name="P7">grid_h (<text:span text:style-name="T3">u</text:span>int<text:span text:style-name="T3">16</text:span>)</text:p>
            </text:list-item>
            <text:list-item>
              <text:p text:style-name="P7"><text:span text:style-name="T3">grid_v (uint16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6-09-26T16:57:21.160428026</dc:date>
    <meta:editing-duration>PT6H37M32S</meta:editing-duration>
    <meta:editing-cycles>39</meta:editing-cycles>
    <meta:generator>LibreOffice/5.1.5.2$Linux_X86_64 LibreOffice_project/10$Build-2</meta:generator>
    <meta:print-date>2016-09-09T13:44:58.029916611</meta:print-date>
    <meta:document-statistic meta:table-count="0" meta:image-count="0" meta:object-count="0" meta:page-count="2" meta:paragraph-count="29" meta:word-count="128" meta:character-count="899" meta:non-whitespace-character-count="822"/>
  </office:meta>
</office:document-meta>
</file>